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D00000500103CBF75ECD2BC09.jpg" manifest:media-type="image/jpeg"/>
  <manifest:file-entry manifest:full-path="Pictures/10000000000003DC000003DC8373362BF223B927.jpg" manifest:media-type="image/jpeg"/>
  <manifest:file-entry manifest:full-path="Pictures/10000000000003B90000050054D2829D7615522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Figura2" text:anchor-type="char" svg:width="17cm" svg:height="24.366cm" draw:z-index="1"><draw:image xlink:href="Pictures/100000000000037D00000500103CBF75ECD2BC09.jpg" xlink:type="simple" xlink:show="embed" xlink:actuate="onLoad" draw:mime-type="image/jpeg"/></draw:frame></text:p>
      <text:p text:style-name="Standard"><draw:frame draw:style-name="fr1" draw:name="Figura3" text:anchor-type="char" svg:width="17cm" svg:height="17cm" draw:z-index="2"><draw:image xlink:href="Pictures/10000000000003DC000003DC8373362BF223B927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1" text:anchor-type="char" svg:x="-0.026cm" svg:y="2.406cm" svg:width="17cm" svg:height="22.834cm" draw:z-index="0"><draw:image xlink:href="Pictures/10000000000003B90000050054D2829D7615522B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08:17:41.235000000</meta:creation-date>
    <dc:date>2022-04-09T08:19:26.098000000</dc:date>
    <meta:editing-duration>PT1M45S</meta:editing-duration>
    <meta:editing-cycles>1</meta:editing-cycles>
    <meta:document-statistic meta:table-count="0" meta:image-count="3" meta:object-count="0" meta:page-count="4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